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8b45e" officeooo:paragraph-rsid="0018b45e"/>
    </style:style>
    <style:style style:name="P4" style:family="paragraph" style:parent-style-name="Text_20_body">
      <style:text-properties officeooo:rsid="0018b45e" officeooo:paragraph-rsid="00191df3"/>
    </style:style>
    <style:style style:name="P5" style:family="paragraph" style:parent-style-name="Text_20_body">
      <style:text-properties officeooo:rsid="00191df3" officeooo:paragraph-rsid="00191df3"/>
    </style:style>
    <style:style style:name="P6" style:family="paragraph" style:parent-style-name="Text_20_body">
      <style:text-properties officeooo:rsid="001abb75" officeooo:paragraph-rsid="001abb75"/>
    </style:style>
    <style:style style:name="P7" style:family="paragraph" style:parent-style-name="Text_20_body">
      <style:text-properties officeooo:rsid="001c80e5" officeooo:paragraph-rsid="0024b3b9"/>
    </style:style>
    <style:style style:name="P8" style:family="paragraph" style:parent-style-name="Text_20_body">
      <style:text-properties officeooo:rsid="001d366f" officeooo:paragraph-rsid="001e4b12"/>
    </style:style>
    <style:style style:name="P9" style:family="paragraph" style:parent-style-name="Text_20_body">
      <style:text-properties officeooo:rsid="001d366f" officeooo:paragraph-rsid="001d366f"/>
    </style:style>
    <style:style style:name="P10" style:family="paragraph" style:parent-style-name="Text_20_body">
      <style:text-properties officeooo:rsid="001e1edf" officeooo:paragraph-rsid="001e1edf"/>
    </style:style>
    <style:style style:name="P11" style:family="paragraph" style:parent-style-name="Text_20_body">
      <style:text-properties officeooo:rsid="001ffb1c" officeooo:paragraph-rsid="001ffb1c"/>
    </style:style>
    <style:style style:name="P12" style:family="paragraph" style:parent-style-name="Title">
      <style:text-properties officeooo:rsid="00186a63" officeooo:paragraph-rsid="00186a63"/>
    </style:style>
    <style:style style:name="P13" style:family="paragraph" style:parent-style-name="Hanging_20_indent">
      <style:text-properties officeooo:rsid="0024b3b9"/>
    </style:style>
    <style:style style:name="P14" style:family="paragraph" style:parent-style-name="Heading_20_2">
      <style:text-properties officeooo:rsid="00191df3" officeooo:paragraph-rsid="00191df3"/>
    </style:style>
    <style:style style:name="P15" style:family="paragraph" style:parent-style-name="Text_20_body">
      <style:text-properties officeooo:rsid="001e4b12" officeooo:paragraph-rsid="001e4b12"/>
    </style:style>
    <style:style style:name="P16" style:family="paragraph" style:parent-style-name="Text_20_body">
      <style:text-properties officeooo:rsid="002a7bf4" officeooo:paragraph-rsid="001e4b12"/>
    </style:style>
    <style:style style:name="P17" style:family="paragraph" style:parent-style-name="Text_20_body">
      <style:text-properties officeooo:rsid="0020b272" officeooo:paragraph-rsid="001c80e5"/>
    </style:style>
    <style:style style:name="P18" style:family="paragraph" style:parent-style-name="Text_20_body">
      <style:text-properties officeooo:rsid="0020b272" officeooo:paragraph-rsid="002e410e"/>
    </style:style>
    <style:style style:name="P19" style:family="paragraph" style:parent-style-name="Text_20_body" style:list-style-name="L1">
      <style:paragraph-properties fo:margin-top="0in" fo:margin-bottom="0.0402in" style:contextual-spacing="false"/>
      <style:text-properties officeooo:rsid="00191df3" officeooo:paragraph-rsid="00191df3"/>
    </style:style>
    <style:style style:name="P20" style:family="paragraph" style:parent-style-name="Text_20_body" style:list-style-name="L3">
      <style:paragraph-properties fo:margin-top="0in" fo:margin-bottom="0.0402in" style:contextual-spacing="false"/>
      <style:text-properties officeooo:rsid="00191df3" officeooo:paragraph-rsid="00191df3"/>
    </style:style>
    <style:style style:name="P21" style:family="paragraph" style:parent-style-name="Text_20_body" style:list-style-name="L4">
      <style:paragraph-properties fo:margin-top="0in" fo:margin-bottom="0.0402in" style:contextual-spacing="false"/>
      <style:text-properties officeooo:rsid="00191df3" officeooo:paragraph-rsid="00191df3"/>
    </style:style>
    <style:style style:name="P22" style:family="paragraph" style:parent-style-name="Text_20_body" style:list-style-name="L4">
      <style:paragraph-properties fo:margin-top="0in" fo:margin-bottom="0.0402in" style:contextual-spacing="false"/>
      <style:text-properties officeooo:rsid="00191df3" officeooo:paragraph-rsid="002ca89b"/>
    </style:style>
    <style:style style:name="P23" style:family="paragraph" style:parent-style-name="Text_20_body" style:list-style-name="L1">
      <style:paragraph-properties fo:margin-top="0in" fo:margin-bottom="0.0402in" style:contextual-spacing="false"/>
      <style:text-properties officeooo:rsid="001abb75" officeooo:paragraph-rsid="001abb75"/>
    </style:style>
    <style:style style:name="P24" style:family="paragraph" style:parent-style-name="Text_20_body" style:list-style-name="L2">
      <style:paragraph-properties fo:margin-top="0in" fo:margin-bottom="0.0402in" style:contextual-spacing="false"/>
      <style:text-properties officeooo:rsid="001abb75" officeooo:paragraph-rsid="001abb75"/>
    </style:style>
    <style:style style:name="P25" style:family="paragraph" style:parent-style-name="Text_20_body" style:list-style-name="L2">
      <style:paragraph-properties fo:margin-top="0in" fo:margin-bottom="0.0402in" style:contextual-spacing="false"/>
      <style:text-properties officeooo:rsid="001c80e5" officeooo:paragraph-rsid="001c80e5"/>
    </style:style>
    <style:style style:name="P26" style:family="paragraph" style:parent-style-name="Text_20_body" style:list-style-name="L4">
      <style:paragraph-properties fo:margin-top="0in" fo:margin-bottom="0.0402in" style:contextual-spacing="false"/>
      <style:text-properties officeooo:rsid="001c80e5" officeooo:paragraph-rsid="001c80e5"/>
    </style:style>
    <style:style style:name="P27" style:family="paragraph" style:parent-style-name="Text_20_body" style:list-style-name="L2">
      <style:paragraph-properties fo:margin-top="0in" fo:margin-bottom="0.0402in" style:contextual-spacing="false"/>
      <style:text-properties officeooo:rsid="0020f2b2" officeooo:paragraph-rsid="0020f2b2"/>
    </style:style>
    <style:style style:name="P28" style:family="paragraph" style:parent-style-name="Text_20_body" style:list-style-name="L3">
      <style:paragraph-properties fo:margin-top="0in" fo:margin-bottom="0.0402in" style:contextual-spacing="false"/>
      <style:text-properties officeooo:rsid="0020f2b2" officeooo:paragraph-rsid="0020f2b2"/>
    </style:style>
    <style:style style:name="P29" style:family="paragraph" style:parent-style-name="Text_20_body" style:list-style-name="L3">
      <style:paragraph-properties fo:margin-top="0in" fo:margin-bottom="0.0402in" style:contextual-spacing="false"/>
      <style:text-properties officeooo:rsid="0018b45e" officeooo:paragraph-rsid="0018b45e"/>
    </style:style>
    <style:style style:name="P30" style:family="paragraph" style:parent-style-name="Text_20_body" style:list-style-name="L3">
      <style:paragraph-properties fo:margin-top="0in" fo:margin-bottom="0.0402in" style:contextual-spacing="false"/>
      <style:text-properties officeooo:rsid="0018b45e" officeooo:paragraph-rsid="0020f2b2"/>
    </style:style>
    <style:style style:name="P31" style:family="paragraph" style:parent-style-name="Text_20_body" style:list-style-name="L3">
      <style:paragraph-properties fo:margin-top="0in" fo:margin-bottom="0.0402in" style:contextual-spacing="false"/>
      <style:text-properties officeooo:rsid="001d366f" officeooo:paragraph-rsid="001e1edf"/>
    </style:style>
    <style:style style:name="P32" style:family="paragraph" style:parent-style-name="Text_20_body" style:list-style-name="L4">
      <style:paragraph-properties fo:margin-top="0in" fo:margin-bottom="0.0402in" style:contextual-spacing="false"/>
      <style:text-properties officeooo:rsid="001d366f" officeooo:paragraph-rsid="001d366f"/>
    </style:style>
    <style:style style:name="P33" style:family="paragraph" style:parent-style-name="Text_20_body" style:list-style-name="L3">
      <style:paragraph-properties fo:margin-top="0in" fo:margin-bottom="0.0402in" style:contextual-spacing="false"/>
      <style:text-properties officeooo:rsid="001e4b12" officeooo:paragraph-rsid="001e4b12"/>
    </style:style>
    <style:style style:name="P34" style:family="paragraph" style:parent-style-name="Text_20_body" style:list-style-name="L4">
      <style:paragraph-properties fo:margin-top="0in" fo:margin-bottom="0.0402in" style:contextual-spacing="false"/>
      <style:text-properties officeooo:rsid="001e4b12" officeooo:paragraph-rsid="0020f2b2"/>
    </style:style>
    <style:style style:name="P35" style:family="paragraph" style:parent-style-name="Heading_20_3">
      <style:text-properties officeooo:rsid="00191df3" officeooo:paragraph-rsid="00191df3"/>
    </style:style>
    <style:style style:name="T1" style:family="text">
      <style:text-properties officeooo:rsid="00191df3"/>
    </style:style>
    <style:style style:name="T2" style:family="text">
      <style:text-properties officeooo:rsid="001abb75"/>
    </style:style>
    <style:style style:name="T3" style:family="text">
      <style:text-properties officeooo:rsid="001c80e5"/>
    </style:style>
    <style:style style:name="T4" style:family="text">
      <style:text-properties officeooo:rsid="001d366f"/>
    </style:style>
    <style:style style:name="T5" style:family="text">
      <style:text-properties officeooo:rsid="001e1edf"/>
    </style:style>
    <style:style style:name="T6" style:family="text">
      <style:text-properties officeooo:rsid="001e4b12"/>
    </style:style>
    <style:style style:name="T7" style:family="text">
      <style:text-properties officeooo:rsid="0020b272"/>
    </style:style>
    <style:style style:name="T8" style:family="text">
      <style:text-properties officeooo:rsid="0020f2b2"/>
    </style:style>
    <style:style style:name="T9" style:family="text">
      <style:text-properties officeooo:rsid="0023516f"/>
    </style:style>
    <style:style style:name="T10" style:family="text">
      <style:text-properties officeooo:rsid="00265837"/>
    </style:style>
    <style:style style:name="T11" style:family="text">
      <style:text-properties fo:text-transform="lowercase" officeooo:rsid="0023516f"/>
    </style:style>
    <style:style style:name="T12" style:family="text">
      <style:text-properties officeooo:rsid="00299aa0"/>
    </style:style>
    <style:style style:name="T13" style:family="text">
      <style:text-properties officeooo:rsid="002a7bf4"/>
    </style:style>
    <style:style style:name="T14" style:family="text">
      <style:text-properties officeooo:rsid="002aae96"/>
    </style:style>
    <style:style style:name="T15" style:family="text">
      <style:text-properties officeooo:rsid="002ca89b"/>
    </style:style>
    <style:style style:name="T16" style:family="text">
      <style:text-properties officeooo:rsid="002e41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 Simple Air Conditioning System</text:p>
      <text:p text:style-name="P3">The HVAC systems is presumed to consist of three computational elements in addition to the mechanical and electrical elements. <text:s/>These three computational elements are: the HVAC controller proper, which controls the actuators and responds to the sensors; the human interaction system, which includes the buttons and display; and finally the <text:span text:style-name="T8">HVAC</text:span> control settings element, which manages the goal variables used by the other two elements. <text:s/>It is the control settings element which the focus of this project.</text:p>
      <text:h text:style-name="Heading_20_2" text:outline-level="2">Abbreviations</text:h>
      <text:p text:style-name="P4">HVAC-<text:span text:style-name="T1">CON</text:span> : the <text:span text:style-name="T1">HVAC controller element</text:span></text:p>
      <text:p text:style-name="P4">H<text:span text:style-name="T1">ID : </text:span><text:s/><text:span text:style-name="T1">the human input and display element</text:span></text:p>
      <text:p text:style-name="P5">HCS : the HVAC control settings element</text:p>
      <text:h text:style-name="P14" text:outline-level="2"><text:span text:style-name="T3">Assumptions</text:span>:</text:h>
      <text:p text:style-name="P5">Only one external event is processed at a time.</text:p>
      <text:p text:style-name="P5">Asynchronous processing is assumed. <text:s/>All <text:span text:style-name="T2">internal transitions which enable must have fired before any new external events will be processed.</text:span> </text:p>
      <text:h text:style-name="Heading_20_2" text:outline-level="2">Functional Specification: </text:h>
      <text:p text:style-name="P8">There is ambiguity in what is to be done with the fan-up <text:span text:style-name="T6">(</text:span>fan-down<text:span text:style-name="T6">)</text:span> events regarding the manual-mode and the fan-speed-current variable. <text:s/>When in a non-manual mode does the event only cause a change to manual-mode or does it also cause a fan-speed-current change? <text:s/><text:span text:style-name="T6">I have decided that the initial event should not increment (decrement) the fan-speed-current but restore the previous manually entered value. <text:s/>This would produce a reminder to the operator before updating the fan-speed-current. <text:s/>A pair of additional variable is introduced to store the manually entered temperature and fan speed, manual-temp and manual-fan.</text:span></text:p>
      <text:p text:style-name="P11">A further ambiguity is the factory initial value for <text:span text:style-name="T7">manually entered </text:span>goal-temp and fan-speed-current. <text:s/>I choose to use AUTO-F for the <text:span text:style-name="T8">default manual-fan</text:span> and <text:span text:style-name="T7">MAXT for the default manual-temp.</text:span></text:p>
      <text:p text:style-name="P10"><text:span text:style-name="T12">In the following t</text:span>he provided specifications are <text:span text:style-name="T6">revised and </text:span>restated <text:span text:style-name="T12">along with an implementation</text:span> <text:span text:style-name="T12">note indicating where implemented and a justification</text:span>:</text:p>
      <text:h text:style-name="P35" text:outline-level="3"><text:soft-page-break/>Power</text:h>
      <text:list xml:id="list3881090178135756837" text:style-name="L1">
        <text:list-item>
          <text:p text:style-name="P19">The HID produces power-press events which toggles the HCS between <text:span text:style-name="T2">p</text:span>ower-on and <text:span text:style-name="T2">p</text:span>ower-off states <text:span text:style-name="T12">[in the root state the two transitions cannot be in conflict as the source states are orthogonal]</text:span></text:p>
        </text:list-item>
        <text:list-item>
          <text:p text:style-name="P23">While in the power-off states all events are ignored except the power-press event <text:span text:style-name="T12">[the power-on and power-off states are orthogonal and the only transition out of that state is enabled by the power-press event]</text:span></text:p>
        </text:list-item>
        <text:list-item>
          <text:p text:style-name="P23">During power-off <text:span text:style-name="T8">all variables and their values are maintained; in particular </text:span>the goal-temp and fan-speed-current variables are maintained <text:span text:style-name="T8">for use by the HID and the HVAC-CON [these variables are maintained as state-variables]</text:span></text:p>
        </text:list-item>
      </text:list>
      <text:h text:style-name="Heading_20_3" text:outline-level="3">Input Mode</text:h>
      <text:list xml:id="list5226406829842998904" text:style-name="L2">
        <text:list-item>
          <text:p text:style-name="P24">There are three <text:span text:style-name="T4">mutually exclusive </text:span>input modes: manual, auto and turbo <text:span text:style-name="T12">[implemented by orthogonally of the sub-substates of Mode state [it is an AND state]]</text:span></text:p>
        </text:list-item>
        <text:list-item>
          <text:p text:style-name="P24">The auto-mode may only be entered by an auto-mode event from the HID <text:span text:style-name="T12">[the auto-on event only occurs on one transition]</text:span></text:p>
        </text:list-item>
        <text:list-item>
          <text:p text:style-name="P24">The turbo-mode may only be entered by a turbo-mode event from the HID <text:span text:style-name="T12">[the turbo-on event only occurs on one transition]</text:span></text:p>
        </text:list-item>
        <text:list-item>
          <text:p text:style-name="P24">The manual-mode may be entered by either a fan-up or fan-down event from the HID <text:span text:style-name="T12">[the two events are at the same state and cannot be simultaneously enabled]</text:span></text:p>
        </text:list-item>
        <text:list-item>
          <text:p text:style-name="P25">The factory default is auto-mode <text:span text:style-name="T13">[when there is no history the initialization transitions lead to the mode.computed.auto state]</text:span></text:p>
        </text:list-item>
        <text:list-item>
          <text:p text:style-name="P27">The entering power-on results in returning to the most recently active mode. <text:span text:style-name="T13">[implemented by a pair of history connectors, only the mode state needs to be preserved as the state-variables are preserved generally]</text:span></text:p>
        </text:list-item>
      </text:list>
      <text:h text:style-name="Heading_20_3" text:outline-level="3">Temperature (goal-temp)</text:h>
      <text:list xml:id="list3003543006636593293" text:style-name="L3">
        <text:list-item>
          <text:p text:style-name="P28">The HID produces TempUp and TempDown events <text:span text:style-name="T13">[all inputs are events from SimuLink]</text:span></text:p>
        </text:list-item>
        <text:list-item>
          <text:p text:style-name="P29">The <text:span text:style-name="T1">HCS </text:span>maintains a goal-temperature (goal-temp) which is used by the <text:span text:style-name="T1">HVAC-CON</text:span> and the <text:span text:style-name="T1">HID</text:span>. <text:span text:style-name="T13">[the goal-temp is maintained as an output state-variable]</text:span></text:p>
        </text:list-item>
        <text:list-item>
          <text:p text:style-name="P20">The goal-temp is an integer (as are all associated variables and constants)</text:p>
        </text:list-item>
        <text:list-item>
          <text:p text:style-name="P29">The goal-temp must be between MINT and MAXT (MINT &lt; goal-temp &lt; MAXT)</text:p>
        </text:list-item>
        <text:list-item>
          <text:p text:style-name="P29">MINT and MAXT are constants. <text:span text:style-name="T14">[these values are constants in the model]</text:span></text:p>
        </text:list-item>
        <text:list-item>
          <text:p text:style-name="P30"><text:span text:style-name="T8">In either Mode.manual or Mode.turbo, t</text:span>he <text:span text:style-name="T10">TempUp/</text:span>TempDown event results in the <text:span text:style-name="T8">manual</text:span>-<text:soft-page-break/>temp <text:span text:style-name="T10">incrementing/</text:span>decrementing by 1 degree C <text:span text:style-name="T8">and the goal-temp being set to it. [there is no possible conflict as the events appear on mutually exclusive transitions, this change occurs in the Temp_setting state]</text:span></text:p>
        </text:list-item>
        <text:list-item>
          <text:p text:style-name="P31">The <text:span text:style-name="T5">turbo-on event results in the goal-temp being set to MAXT. [the turbo-on event occurs on only one transition]</text:span></text:p>
        </text:list-item>
        <text:list-item>
          <text:p text:style-name="P33">Upon entering the <text:span text:style-name="T15">Mode.</text:span>manu<text:span text:style-name="T8">a</text:span>l the goal-temp is restored to manu<text:span text:style-name="T8">a</text:span>l-temp <text:span text:style-name="T15">[although the fan-up/fan-down events appear in two places they are guarded by conditions preventing their conflict]</text:span></text:p>
        </text:list-item>
      </text:list>
      <text:h text:style-name="Heading_20_3" text:outline-level="3">Fan Speed (fan-speed-current)</text:h>
      <text:list xml:id="list5123087907108669353" text:style-name="L4">
        <text:list-item>
          <text:p text:style-name="P22">The HID produces fan-up and fan-down events. <text:span text:style-name="T13">[all inputs are events from SimuLink]</text:span></text:p>
        </text:list-item>
        <text:list-item>
          <text:p text:style-name="P21">The HCS maintains an air flow speed via a fan in a current fan speed (fan-speed-current) variable which is used by the HVAC-CON and the HID. <text:s/><text:span text:style-name="T15">[fan-speed-current is an output state-variable]</text:span></text:p>
        </text:list-item>
        <text:list-item>
          <text:p text:style-name="P21">The fan-speed-current is an integer (as are all associated variables and constants)</text:p>
        </text:list-item>
        <text:list-item>
          <text:p text:style-name="P21">The fan-speed-current must be between MINF and MAXF (MINF &lt; fan-speed-current &lt; MAXF) <text:span text:style-name="T15">[implemented manually when the constants are set]</text:span></text:p>
        </text:list-item>
        <text:list-item>
          <text:p text:style-name="P21">MINF and MAXF are constants.</text:p>
        </text:list-item>
        <text:list-item>
          <text:p text:style-name="P21"><text:span text:style-name="T10">In manual-mode t</text:span>he fan-up/<text:span text:style-name="T10">fan-down</text:span> event results in the fan-speed-current incrementing/<text:span text:style-name="T10">decrementing</text:span> by 1 unit <text:span text:style-name="T15">[a guard condition only allowed once manual mode is enabled]</text:span></text:p>
        </text:list-item>
        <text:list-item>
          <text:p text:style-name="P26">The <text:span text:style-name="T4">auto-on event results in the fan-speed-current being set to AUTO-F <text:s/>[the auto-on event only appears on one transition]</text:span></text:p>
        </text:list-item>
        <text:list-item>
          <text:p text:style-name="P32">AUTO-F is a constant between MINF and MAXF (MINF &lt;= AUTO-F &lt;= MAXF)</text:p>
        </text:list-item>
        <text:list-item>
          <text:p text:style-name="P32">The <text:span text:style-name="T5">turbo-on event results in the fan-speed-current being set to MAXF [the auto-on event only appears on one transition and only one external events is admitted at a time]</text:span></text:p>
        </text:list-item>
        <text:list-item>
          <text:p text:style-name="P34">Upon entering the manual-mode the fan-speed-current is restored to manual-fan </text:p>
        </text:list-item>
      </text:list>
      <text:h text:style-name="Heading_20_3" text:outline-level="3">Design <text:span text:style-name="T13">and Implementation </text:span>Approach</text:h>
      <text:p text:style-name="P15">There are many ways to approach the model for this system. <text:s/>It could be modeled as a flat FSM resulting in a model <text:span text:style-name="T12">for which it may be</text:span> easier to argue <text:span text:style-name="T12">about properties not related to the functional specification. </text:span><text:s/>I have chosen to build a model that reflects the <text:span text:style-name="T7">re-factored</text:span> <text:span text:style-name="T12">functional </text:span>specifications as outlined above, <text:span text:style-name="T7">this bias introduces an AND state over the fan, temperature and input.</text:span></text:p>
      <text:p text:style-name="P16">The event generator is modeled with a manual switch and a pair of constants {0,1}. <text:s/>On either a rising <text:soft-page-break/>or falling edge an event is generated. <text:s/>The <text:span text:style-name="T15">edge detection events </text:span>are mapped to integers which <text:span text:style-name="T15">are then </text:span>map<text:span text:style-name="T15">ped </text:span>to the set of events. <text:s/>In the simulation it is difficult but not impossible to generate simultaneous events, this violates an assumption and is disallowed but only by convention. <text:s/>Similarly, it is possible to generate an external event before all internal events have been processed, this also violates an assumption and is disallowed, this asynchronous mode can be enforced by SimuLink.</text:p>
      <text:p text:style-name="P18">The DisplayFan and DisplayTemp functions are imitated by a pair of Simulink Display objects. <text:s/>The buttons are each imitated by a manual switch and a pair of constants. <text:s/>This produces an edge event which is interpreted as indexed events.</text:p>
      <text:p text:style-name="P9"><text:span text:style-name="T15">It is sufficient to ensure</text:span> robust<text:span text:style-name="T15">ness</text:span> if <text:span text:style-name="T15">it can be shown that </text:span>there <text:span text:style-name="T15">exist no conflicts or non-determinism in the states or transitions. <text:s/>This could be achieved by incorporating priority, or similar techniques but these make the model difficult to analyze. <text:s/>For this project model robustness is achieved by relying on simple direct arguments. <text:s/>All external events are handled as individual discrete event super-steps, exhausting all internal events before receiving a new external event and no time dependency (i.e. no timeout or schedule functions). <text:s/>Variable and transition conflict are prevented by reducing the number of transitions enabled by an event to one or providing guards resulting in this exclusivity. </text:span></text:p>
      <text:p text:style-name="P7"><text:span text:style-name="T4">In order to </text:span>void event conflict, an event should only trigger one transition. <text:s/>If an event <text:span text:style-name="T16">enables</text:span> more than one transition there must be strong arguments that the two transitions can not be in conflict. <text:s/><text:span text:style-name="T9">In this model events do appear on more than one transition but they are exclusive as indicated in the following examples: </text:span></text:p>
      <text:p text:style-name="P13">power-press event: enabled transitions have root-state scope in both cases but they originate from from mutually exclusive states so there is no conflict. <text:s/></text:p>
      <text:p text:style-name="Hanging_20_indent"><text:span text:style-name="T11">Fan-up/fan-down events:</text:span><text:span text:style-name="T9"> <text:s/>transitions have conditions preventing them from being concurrently evaluated, there is not conflict.</text:span></text:p>
      <text:p text:style-name="P6"><text:span text:style-name="T3">In order to a</text:span>void <text:span text:style-name="T4">a </text:span>variable conflict, <text:span text:style-name="T4">it is sufficient that</text:span> it <text:span text:style-name="T4">is </text:span>not be possible to update a variable from more than one transition. <text:s/>This can be accomplished by only updating a variable on a single transition. <text:s/><text:span text:style-name="T4">It is also sufficient if the</text:span> variable may be updated on a set of exclusive transitions, <text:span text:style-name="T3">that is,</text:span> the transitions <text:span text:style-name="T3">emanate</text:span> from the same state. 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1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09-22T18:34:32.419451000</dc:date>
    <meta:editing-duration>PT1H3M55S</meta:editing-duration>
    <meta:editing-cycles>7</meta:editing-cycles>
    <meta:generator>LibreOffice/4.2.6.3$MacOSX_x86 LibreOffice_project/3fd416d4c6db7d3204c17ce57a1d70f6e531ee21</meta:generator>
    <meta:document-statistic meta:table-count="0" meta:image-count="0" meta:object-count="0" meta:page-count="4" meta:paragraph-count="55" meta:word-count="1379" meta:character-count="8615" meta:non-whitespace-character-count="7282"/>
  </office:meta>
</office:document-meta>
</file>